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54ab" officeooo:paragraph-rsid="001c54a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c54ab" officeooo:paragraph-rsid="001c54a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c54ab" officeooo:paragraph-rsid="001c54ab" style:font-size-asian="10.5pt" style:font-weight-asian="normal" style:font-size-complex="12pt" style:font-weight-complex="normal"/>
    </style:style>
    <style:style style:name="P4" style:family="paragraph" style:parent-style-name="Standard" style:list-style-name="L4">
      <style:paragraph-properties fo:text-align="justify" style:justify-single-word="false"/>
      <style:text-properties fo:font-size="12pt" fo:font-weight="normal" officeooo:rsid="001c54ab" officeooo:paragraph-rsid="001c54ab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inserts</text:p>
      <text:p text:style-name="P1"/>
      <text:p text:style-name="P2">Alquiler de autos:</text:p>
      <text:p text:style-name="P3"/>
      <text:list xml:id="list3108697675" text:style-name="L4">
        <text:list-item>
          <text:p text:style-name="P4">alamo</text:p>
        </text:list-item>
        <text:list-item>
          <text:p text:style-name="P4">avis</text:p>
        </text:list-item>
        <text:list-item>
          <text:p text:style-name="P4">centauro</text:p>
        </text:list-item>
        <text:list-item>
          <text:p text:style-name="P4">dollar</text:p>
        </text:list-item>
        <text:list-item>
          <text:p text:style-name="P4">enterprise</text:p>
        </text:list-item>
        <text:list-item>
          <text:p text:style-name="P4">europcar</text:p>
        </text:list-item>
        <text:list-item>
          <text:p text:style-name="P4">firefly</text:p>
        </text:list-item>
        <text:list-item>
          <text:p text:style-name="P4">goldcar</text:p>
        </text:list-item>
        <text:list-item>
          <text:p text:style-name="P4">hertz</text:p>
        </text:list-item>
        <text:list-item>
          <text:p text:style-name="P4">interrent</text:p>
        </text:list-item>
        <text:list-item>
          <text:p text:style-name="P4">keddy</text:p>
        </text:list-item>
        <text:list-item>
          <text:p text:style-name="P4">locauto</text:p>
        </text:list-item>
        <text:list-item>
          <text:p text:style-name="P4">national</text:p>
        </text:list-item>
        <text:list-item>
          <text:p text:style-name="P4">sixt</text:p>
        </text:list-item>
        <text:list-item>
          <text:p text:style-name="P4">unir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0:40:27.270063653</meta:creation-date>
    <dc:date>2019-11-16T10:45:50.854431981</dc:date>
    <meta:editing-duration>PT5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6" meta:character-count="170" meta:non-whitespace-character-count="166"/>
  </office:meta>
</office:document-meta>
</file>